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cc3" officeooo:paragraph-rsid="000d4c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un una base de datos en workbench para el laboratorio de alimentos que contenga estas tablas, cada una de las tablas que este relacionada a lo que le corresponde.</text:p>
      <text:p text:style-name="P1"/>
      <text:p text:style-name="P1">Alumnos</text:p>
      <text:p text:style-name="P1">material </text:p>
      <text:p text:style-name="P1">material para tecnologías</text:p>
      <text:p text:style-name="P1">almacén</text:p>
      <text:p text:style-name="P1">inventario</text:p>
      <text:p text:style-name="P1">deudores</text:p>
      <text:p text:style-name="P1">reactivos</text:p>
      <text:p text:style-name="P1">sustancias para tecnología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20:22:55.483022023</meta:creation-date>
    <dc:date>2015-05-20T20:39:02.949969670</dc:date>
    <meta:editing-duration>P0D</meta:editing-duration>
    <meta:editing-cycles>1</meta:editing-cycles>
    <meta:document-statistic meta:table-count="0" meta:image-count="0" meta:object-count="0" meta:page-count="1" meta:paragraph-count="9" meta:word-count="42" meta:character-count="270" meta:non-whitespace-character-count="236"/>
    <meta:generator>LibreOffice/4.2.6.3$Linux_x86 LibreOffice_project/420m0$Build-3</meta:generator>
  </office:meta>
</office:document-meta>
</file>